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attrocento Sans" svg:font-family="'Quattrocento Sans', sans-serif"/>
  </office:font-face-decls>
  <office:automatic-styles>
    <style:style style:name="P1" style:family="paragraph" style:parent-style-name="Text_20_body">
      <style:paragraph-properties fo:margin-top="0in" fo:margin-bottom="0.111in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Calibri" fo:font-size="11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.111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4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5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6" style:family="paragraph" style:parent-style-name="Text_20_body" style:list-style-name="L3">
      <loext:graphic-properties draw:fill="none" draw:fill-color="#ffffff"/>
      <style:paragraph-properties fo:margin-top="0in" fo:margin-bottom="0.111in" style:contextual-spacing="false" fo:line-height="129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background-color="#ffffff" style:writing-mode="lr-tb"/>
      <style:text-properties fo:font-variant="normal" fo:text-transform="none" fo:color="#000000" loext:opacity="100%" style:text-line-through-style="none" style:text-line-through-type="none" style:font-name="Courier New" fo:font-size="10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in" fo:margin-right="0in" fo:margin-top="0in" fo:margin-bottom="0.111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.111in" style:contextual-spacing="false" fo:line-height="129%" fo:background-color="transparent" fo:padding="0in" fo:border="none" style:writing-mode="lr-tb"/>
      <style:text-properties fo:font-variant="normal" fo:text-transform="none" fo:color="#252424" loext:opacity="100%" style:text-line-through-style="none" style:text-line-through-type="none" style:font-name="Quattrocento Sans" fo:font-size="10.5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in" fo:margin-bottom="0in" style:contextual-spacing="false" fo:line-height="120%"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Calibri" fo:font-size="16pt" fo:font-style="normal" fo:font-weight="bold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Esercizio 5 – ADT libro</text:span></text:p>
      <text:p text:style-name="P10"/>
      <text:p text:style-name="P1">Realizzare una struttura dati astratta di tipo libro che memorizza per ciascun libro i seguenti valori:</text:p>
      <text:list xml:id="list1366626608" text:style-name="L1">
        <text:list-item>
          <text:p text:style-name="P2">Titolo</text:p>
        </text:list-item>
        <text:list-item>
          <text:p text:style-name="P2">Editore</text:p>
        </text:list-item>
        <text:list-item>
          <text:p text:style-name="P2">Prezzo</text:p>
        </text:list-item>
        <text:list-item>
          <text:p text:style-name="P3">Anno</text:p>
        </text:list-item>
      </text:list>
      <text:p text:style-name="P1">Oltre ai costruttori e i selettori necessari per soddisfare il requisito di information hiding il tipo libro deve implementare le seguenti funzioni:</text:p>
      <text:list xml:id="list762899495" text:style-name="L2">
        <text:list-item>
          <text:p text:style-name="P4">Sconta il prezzo di un libro del X%</text:p>
        </text:list-item>
        <text:list-item>
          <text:p text:style-name="P9">Aggiorna edizione di un libro modificando l’attributo Anno</text:p>
        </text:list-item>
      </text:list>
      <text:p text:style-name="P10"/>
      <text:p text:style-name="P1">Dopo aver definito il tipo libro come richiesto, realizzare quindi una biblioteca virtuale popolata di un numero N libri di dati in input da tastiera. Dopodiché, implementare le seguenti funzioni:</text:p>
      <text:list xml:id="list335400353" text:style-name="L3">
        <text:list-item>
          <text:p text:style-name="P5">Ricerca del libro più vecchio</text:p>
        </text:list-item>
        <text:list-item>
          <text:p text:style-name="P5">Ricerca del libro meno costoso</text:p>
        </text:list-item>
        <text:list-item>
          <text:p text:style-name="P5">Trova tutti i libri dell’editore X</text:p>
        </text:list-item>
        <text:list-item>
          <text:p text:style-name="P5">Ridurre del X% il costo dei libri dell’anno AAAA. </text:p>
        </text:list-item>
        <text:list-item>
          <text:p text:style-name="P5">Trova due libri con scarto di prezzo minore</text:p>
        </text:list-item>
        <text:list-item>
          <text:p text:style-name="P6">Calcola il costo totale di tutti i libri dell’anno AAAA</text:p>
        </text:list-item>
      </text:list>
      <text:p text:style-name="P10"/>
      <text:p text:style-name="P1">Una volta implementata la soluzione, si modifichi in modo che il programma prenda dati in input da file libri.txt associato a questo esercizio.</text:p>
      <text:p text:style-name="P1">NOTA: dal momento che i nomi dei libri e gli editori potrebbero contenere degli spazi,  potrebbe essere utile usare la funziona fgets() la cui firma è la seguente:</text:p>
      <text:p text:style-name="P7">char *fgets(char *s, int size, FILE *stream);</text:p>
      <text:p text:style-name="P11"><text:span text:style-name="T4">i</text:span><text:span text:style-name="T6">nt fscanf ( FILE * stream, const char * format, ... 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attrocento Sans" svg:font-family="'Quattrocento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09:23:57.275532491</meta:creation-date>
    <dc:date>2023-12-18T09:24:32.546012514</dc:date>
    <meta:editing-duration>PT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17" meta:character-count="1245" meta:non-whitespace-character-count="1057"/>
  </office:meta>
</office:document-meta>
</file>